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30.3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1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9" style:family="table-cell" style:parent-style-name="Default">
      <style:text-properties fo:font-size="9pt" style:font-size-asian="9pt" style:font-size-complex="9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E3"/>
      <style:map style:condition="cell-content()&lt;20" style:apply-style-name="Untitled2" style:base-cell-address="Sheet1.E3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E76"/>
      <style:map style:condition="cell-content()&lt;20" style:apply-style-name="Untitled2" style:base-cell-address="Sheet1.E76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F76"/>
      <style:map style:condition="cell-content()&lt;20" style:apply-style-name="Untitled2" style:base-cell-address="Sheet1.F76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K3"/>
      <style:map style:condition="cell-content()&lt;20" style:apply-style-name="Untitled2" style:base-cell-address="Sheet1.K3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K76"/>
      <style:map style:condition="cell-content()&lt;20" style:apply-style-name="Untitled2" style:base-cell-address="Sheet1.K76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L76"/>
      <style:map style:condition="cell-content()&lt;20" style:apply-style-name="Untitled2" style:base-cell-address="Sheet1.L76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Q3"/>
      <style:map style:condition="cell-content()&lt;20" style:apply-style-name="Untitled2" style:base-cell-address="Sheet1.Q3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Q76"/>
      <style:map style:condition="cell-content()&lt;20" style:apply-style-name="Untitled2" style:base-cell-address="Sheet1.Q76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R76"/>
      <style:map style:condition="cell-content()&lt;20" style:apply-style-name="Untitled2" style:base-cell-address="Sheet1.R7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9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6"/>
        <table:table-column table:style-name="co4" table:default-cell-style-name="ce2"/>
        <table:table-column table:style-name="co5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08"/>
        <table:table-column table:style-name="co4" table:default-cell-style-name="ce2"/>
        <table:table-column table:style-name="co6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11"/>
        <table:table-row table:style-name="ro1">
          <table:table-cell table:style-name="Default"/>
          <table:table-cell table:style-name="ce1" office:value-type="string" calcext:value-type="string">
            <text:p>Success probabilities (%)</text:p>
          </table:table-cell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1" office:value-type="string" calcext:value-type="string">
            <text:p>Hard books (even with top stats)</text:p>
          </table:table-cell>
          <table:table-cell table:style-name="Default"/>
          <table:table-cell table:style-name="ce5" table:number-columns-repeated="2"/>
          <table:table-cell table:style-name="Default" table:number-columns-repeated="2"/>
          <table:table-cell table:style-name="ce1" office:value-type="string" calcext:value-type="string">
            <text:p>Fair books (even with bottom stats)</text:p>
          </table:table-cell>
          <table:table-cell table:style-name="Default" table:number-columns-repeated="2"/>
          <table:table-cell table:style-name="ce5"/>
          <table:table-cell table:style-name="Default"/>
        </table:table-row>
        <table:table-row table:style-name="ro2">
          <table:table-cell table:style-name="Default" table:number-columns-repeated="4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  <table:table-cell table:style-name="Default" table:number-columns-repeated="3"/>
          <table:table-cell table:style-name="ce5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  <table:table-cell table:style-name="Default" table:number-columns-repeated="4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</table:table-row>
        <table:table-row table:style-name="ro3">
          <table:table-cell office:value-type="string" calcext:value-type="string">
            <text:p>Steve Jackson and Ian Living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Jamie Thomson and Mark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09" office:value-type="float" office:value="74.35" calcext:value-type="float">
            <text:p>74.35</text:p>
          </table:table-cell>
          <table:table-cell table:style-name="ce310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Jamie Thomson and Mark 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aeme Dav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c Gascoig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 and Steve William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tin A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im Bambra and Stephen H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 and Steve Williams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amie Thomson and Dave Morr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phen H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phen Hand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Phillips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06" office:value-type="float" office:value="74.35" calcext:value-type="float">
            <text:p>74.35</text:p>
          </table:table-cell>
          <table:table-cell table:style-name="ce307" office:value-type="float" office:value="0" calcext:value-type="float">
            <text:p>0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12" office:value-type="float" office:value="74.35" calcext:value-type="float">
            <text:p>74.35</text:p>
          </table:table-cell>
          <table:table-cell table:style-name="ce313" office:value-type="float" office:value="0" calcext:value-type="float">
            <text:p>0</text:p>
          </table:table-cell>
        </table:table-row>
        <calcext:conditional-formats>
          <calcext:conditional-format calcext:target-range-address="Sheet1.E3:Sheet1.F75">
            <calcext:condition calcext:apply-style-name="Untitled1" calcext:value="&lt;1" calcext:base-cell-address="Sheet1.E3"/>
            <calcext:condition calcext:apply-style-name="Untitled2" calcext:value="&lt;20" calcext:base-cell-address="Sheet1.E3"/>
          </calcext:conditional-format>
          <calcext:conditional-format calcext:target-range-address="Sheet1.E76:Sheet1.E76">
            <calcext:condition calcext:apply-style-name="Untitled1" calcext:value="&lt;1" calcext:base-cell-address="Sheet1.E76"/>
            <calcext:condition calcext:apply-style-name="Untitled2" calcext:value="&lt;20" calcext:base-cell-address="Sheet1.E76"/>
          </calcext:conditional-format>
          <calcext:conditional-format calcext:target-range-address="Sheet1.F76:Sheet1.F76">
            <calcext:condition calcext:apply-style-name="Untitled1" calcext:value="&lt;1" calcext:base-cell-address="Sheet1.F76"/>
            <calcext:condition calcext:apply-style-name="Untitled2" calcext:value="&lt;20" calcext:base-cell-address="Sheet1.F76"/>
          </calcext:conditional-format>
          <calcext:conditional-format calcext:target-range-address="Sheet1.K3:Sheet1.L75">
            <calcext:condition calcext:apply-style-name="Untitled1" calcext:value="&lt;1" calcext:base-cell-address="Sheet1.K3"/>
            <calcext:condition calcext:apply-style-name="Untitled2" calcext:value="&lt;20" calcext:base-cell-address="Sheet1.K3"/>
          </calcext:conditional-format>
          <calcext:conditional-format calcext:target-range-address="Sheet1.K76:Sheet1.K76">
            <calcext:condition calcext:apply-style-name="Untitled1" calcext:value="&lt;1" calcext:base-cell-address="Sheet1.K76"/>
            <calcext:condition calcext:apply-style-name="Untitled2" calcext:value="&lt;20" calcext:base-cell-address="Sheet1.K76"/>
          </calcext:conditional-format>
          <calcext:conditional-format calcext:target-range-address="Sheet1.L76:Sheet1.L76">
            <calcext:condition calcext:apply-style-name="Untitled1" calcext:value="&lt;1" calcext:base-cell-address="Sheet1.L76"/>
            <calcext:condition calcext:apply-style-name="Untitled2" calcext:value="&lt;20" calcext:base-cell-address="Sheet1.L76"/>
          </calcext:conditional-format>
          <calcext:conditional-format calcext:target-range-address="Sheet1.Q3:Sheet1.R75">
            <calcext:condition calcext:apply-style-name="Untitled1" calcext:value="&lt;1" calcext:base-cell-address="Sheet1.Q3"/>
            <calcext:condition calcext:apply-style-name="Untitled2" calcext:value="&lt;20" calcext:base-cell-address="Sheet1.Q3"/>
          </calcext:conditional-format>
          <calcext:conditional-format calcext:target-range-address="Sheet1.Q76:Sheet1.Q76">
            <calcext:condition calcext:apply-style-name="Untitled1" calcext:value="&lt;1" calcext:base-cell-address="Sheet1.Q76"/>
            <calcext:condition calcext:apply-style-name="Untitled2" calcext:value="&lt;20" calcext:base-cell-address="Sheet1.Q76"/>
          </calcext:conditional-format>
          <calcext:conditional-format calcext:target-range-address="Sheet1.R76:Sheet1.R76">
            <calcext:condition calcext:apply-style-name="Untitled1" calcext:value="&lt;1" calcext:base-cell-address="Sheet1.R76"/>
            <calcext:condition calcext:apply-style-name="Untitled2" calcext:value="&lt;20" calcext:base-cell-address="Sheet1.R76"/>
          </calcext:conditional-format>
        </calcext:conditional-formats>
      </table:table>
      <table:table table:name="Sheet2" table:style-name="ta1">
        <table:table-column table:style-name="co4" table:default-cell-style-name="ce299"/>
        <table:table-column table:style-name="co4" table:number-columns-repeated="5" table:default-cell-style-name="Default"/>
        <table:table-row table:style-name="ro2">
          <table:table-cell table:style-name="Default" office:value-type="string" calcext:value-type="string">
            <text:p>Autho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teve Jackson and Ian Living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 table:formula="of:=([.D2]+[.E2])/2"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table:formula="of:=([.D3]+[.E3])/2" office:value-type="float" office:value="95.05" calcext:value-type="float">
            <text:p>95.0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([.D4]+[.E4])/2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D5]+[.E5])/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6]+[.E6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table:formula="of:=([.D7]+[.E7])/2" office:value-type="float" office:value="48.8" calcext:value-type="float">
            <text:p>48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table:formula="of:=([.D8]+[.E8])/2" office:value-type="float" office:value="49.85" calcext:value-type="float">
            <text:p>49.85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 table:formula="of:=([.D9]+[.E9])/2"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 table:formula="of:=([.D10]+[.E10])/2"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([.D11]+[.E11])/2" office:value-type="float" office:value="50.05" calcext:value-type="float">
            <text:p>50.0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 table:formula="of:=([.D12]+[.E12])/2" office:value-type="float" office:value="45.7" calcext:value-type="float">
            <text:p>45.7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13]+[.E13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amie Thomson and Mark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formula="of:=([.D14]+[.E14])/2" office:value-type="float" office:value="49.75" calcext:value-type="float">
            <text:p>49.75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table:formula="of:=([.D15]+[.E15])/2"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table:formula="of:=([.D16]+[.E16])/2" office:value-type="float" office:value="46.35" calcext:value-type="float">
            <text:p>46.3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table:formula="of:=([.D17]+[.E17])/2" office:value-type="float" office:value="48.45" calcext:value-type="float">
            <text:p>48.45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table:formula="of:=([.D18]+[.E18])/2"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table:formula="of:=([.D19]+[.E19])/2" office:value-type="float" office:value="38.8" calcext:value-type="float">
            <text:p>38.8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 table:formula="of:=([.D20]+[.E20])/2" office:value-type="float" office:value="49.2" calcext:value-type="float">
            <text:p>49.2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D21]+[.E21])/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formula="of:=([.D22]+[.E22])/2" office:value-type="float" office:value="51.25" calcext:value-type="float">
            <text:p>51.25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23]+[.E23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 table:formula="of:=([.D24]+[.E24])/2" office:value-type="float" office:value="39.15" calcext:value-type="float">
            <text:p>39.15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table:formula="of:=([.D25]+[.E25])/2" office:value-type="float" office:value="63.6" calcext:value-type="float">
            <text:p>63.6</text:p>
          </table:table-cell>
        </table:table-row>
        <table:table-row table:style-name="ro2">
          <table:table-cell office:value-type="string" calcext:value-type="string">
            <text:p>Jamie Thomson and Mark 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26]+[.E26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table:formula="of:=([.D27]+[.E27])/2"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table:formula="of:=([.D28]+[.E28])/2" office:value-type="float" office:value="89.15" calcext:value-type="float">
            <text:p>89.15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([.D29]+[.E29])/2"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 table:formula="of:=([.D30]+[.E30])/2" office:value-type="float" office:value="42.15" calcext:value-type="float">
            <text:p>42.15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table:formula="of:=([.D31]+[.E31])/2"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D32]+[.E32])/2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 table:formula="of:=([.D33]+[.E33])/2"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table:formula="of:=([.D34]+[.E34])/2" office:value-type="float" office:value="20.75" calcext:value-type="float">
            <text:p>20.75</text:p>
          </table:table-cell>
        </table:table-row>
        <table:table-row table:style-name="ro2">
          <table:table-cell office:value-type="string" calcext:value-type="string">
            <text:p>Graeme Dav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 table:formula="of:=([.D35]+[.E35])/2" office:value-type="float" office:value="49.8" calcext:value-type="float">
            <text:p>49.8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 table:formula="of:=([.D36]+[.E36])/2" office:value-type="float" office:value="12.25" calcext:value-type="float">
            <text:p>12.25</text:p>
          </table:table-cell>
        </table:table-row>
        <table:table-row table:style-name="ro2">
          <table:table-cell office:value-type="string" calcext:value-type="string">
            <text:p>Marc Gascoig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37]+[.E37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aul Mason and Steve William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 table:formula="of:=([.D38]+[.E38])/2" office:value-type="float" office:value="46.45" calcext:value-type="float">
            <text:p>46.45</text:p>
          </table:table-cell>
        </table:table-row>
        <table:table-row table:style-name="ro2">
          <table:table-cell office:value-type="string" calcext:value-type="string">
            <text:p>Martin A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formula="of:=([.D39]+[.E39])/2" office:value-type="float" office:value="4.75" calcext:value-type="float">
            <text:p>4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40]+[.E40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 table:formula="of:=([.D41]+[.E41])/2"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([.D42]+[.E42])/2" office:value-type="float" office:value="22.75" calcext:value-type="float">
            <text:p>22.75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 table:formula="of:=([.D43]+[.E43])/2" office:value-type="float" office:value="77.05" calcext:value-type="float">
            <text:p>77.0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 table:formula="of:=([.D44]+[.E44])/2" office:value-type="float" office:value="44.15" calcext:value-type="float">
            <text:p>44.15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 table:formula="of:=([.D45]+[.E45])/2" office:value-type="float" office:value="62.45" calcext:value-type="float">
            <text:p>62.45</text:p>
          </table:table-cell>
        </table:table-row>
        <table:table-row table:style-name="ro2">
          <table:table-cell office:value-type="string" calcext:value-type="string">
            <text:p>Jim Bambra and Stephen H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 table:formula="of:=([.D46]+[.E46])/2" office:value-type="float" office:value="67.05" calcext:value-type="float">
            <text:p>67.0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table:formula="of:=([.D47]+[.E47])/2"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Paul Mason and Steve William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table:formula="of:=([.D48]+[.E48])/2" office:value-type="float" office:value="14.75" calcext:value-type="float">
            <text:p>14.75</text:p>
          </table:table-cell>
        </table:table-row>
        <table:table-row table:style-name="ro2">
          <table:table-cell office:value-type="string" calcext:value-type="string">
            <text:p>Jamie Thomson and Dave Morr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table:formula="of:=([.D49]+[.E49])/2" office:value-type="float" office:value="73.15" calcext:value-type="float">
            <text:p>73.15</text:p>
          </table:table-cell>
        </table:table-row>
        <table:table-row table:style-name="ro2">
          <table:table-cell office:value-type="string" calcext:value-type="string">
            <text:p>Stephen H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 table:formula="of:=([.D50]+[.E50])/2"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 table:formula="of:=([.D51]+[.E51])/2" office:value-type="float" office:value="95.2" calcext:value-type="float">
            <text:p>95.2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table:formula="of:=([.D52]+[.E52])/2" office:value-type="float" office:value="35.4" calcext:value-type="float">
            <text:p>35.4</text:p>
          </table:table-cell>
        </table:table-row>
        <table:table-row table:style-name="ro2">
          <table:table-cell office:value-type="string" calcext:value-type="string">
            <text:p>Paul Ma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table:formula="of:=([.D53]+[.E53])/2" office:value-type="float" office:value="29.35" calcext:value-type="float">
            <text:p>29.35</text:p>
          </table:table-cell>
        </table:table-row>
        <table:table-row table:style-name="ro2">
          <table:table-cell office:value-type="string" calcext:value-type="string">
            <text:p>Stephen H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table:formula="of:=([.D54]+[.E54])/2" office:value-type="float" office:value="91.65" calcext:value-type="float">
            <text:p>91.65</text:p>
          </table:table-cell>
        </table:table-row>
        <table:table-row table:style-name="ro2">
          <table:table-cell office:value-type="string" calcext:value-type="string">
            <text:p>Keith Phillip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 table:formula="of:=([.D55]+[.E55])/2"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table:formula="of:=([.D56]+[.E56])/2" office:value-type="float" office:value="12.85" calcext:value-type="float">
            <text:p>12.8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 table:formula="of:=([.D57]+[.E57])/2" office:value-type="float" office:value="30.7" calcext:value-type="float">
            <text:p>30.7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58]+[.E58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D59]+[.E59])/2"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table:formula="of:=([.D60]+[.E60])/2" office:value-type="float" office:value="40.75" calcext:value-type="float">
            <text:p>40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table:formula="of:=([.D61]+[.E61])/2" office:value-type="float" office:value="42.6" calcext:value-type="float">
            <text:p>42.6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 table:formula="of:=([.D62]+[.E62])/2" office:value-type="float" office:value="47.6" calcext:value-type="float">
            <text:p>47.6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table:formula="of:=([.D63]+[.E63])/2" office:value-type="float" office:value="49.4" calcext:value-type="float">
            <text:p>49.4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table:formula="of:=([.D64]+[.E64])/2"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table:formula="of:=([.D65]+[.E65])/2" office:value-type="float" office:value="12.85" calcext:value-type="float">
            <text:p>12.85</text:p>
          </table:table-cell>
        </table:table-row>
        <table:table-row table:style-name="ro2">
          <table:table-cell office:value-type="string" calcext:value-type="string">
            <text:p>Paul Ma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([.D66]+[.E66])/2" office:value-type="float" office:value="22.75" calcext:value-type="float">
            <text:p>22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([.D67]+[.E67])/2"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table:formula="of:=([.D68]+[.E68])/2"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ye of the Dragon</text:p>
          </table:table-cell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 table:formula="of:=([.D69]+[.E69])/2" office:value-type="float" office:value="40.55" calcext:value-type="float">
            <text:p>40.5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loodbones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table:formula="of:=([.D70]+[.E70])/2" office:value-type="float" office:value="17.45" calcext:value-type="float">
            <text:p>17.4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owl of the Werewolf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table:formula="of:=([.D71]+[.E71])/2"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ight of the Necromancer</text:p>
          </table:table-cell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 table:formula="of:=([.D72]+[.E72])/2"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ormslayer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table:formula="of:=([.D73]+[.E73])/2"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ood of the Zombi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74]+[.E74])/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ood of the Zombies</text:p>
          </table:table-cell>
          <table:table-cell office:value-type="float" office:value="74.35" calcext:value-type="float">
            <text:p>74.35</text:p>
          </table:table-cell>
          <table:table-cell office:value-type="float" office:value="0" calcext:value-type="float">
            <text:p>0</text:p>
          </table:table-cell>
          <table:table-cell table:formula="of:=([.D75]+[.E75])/2" office:value-type="float" office:value="37.175" calcext:value-type="float">
            <text:p>37.175</text:p>
          </table:table-cell>
        </table:table-row>
      </table:table>
      <table:named-expressions/>
      <table:database-ranges>
        <table:database-range table:name="__Anonymous_Sheet_DB__0" table:target-range-address="Sheet1.N3:Sheet1.R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cd4d1"/>
    </style:style>
    <style:style style:name="Untitled2" style:family="table-cell" style:parent-style-name="Default">
      <style:table-cell-properties fo:background-color="#fffb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9:09:12.622463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3:33:21.039640221</meta:creation-date>
    <dc:date>2021-01-30T14:14:33.163997738</dc:date>
    <meta:editing-duration>PT6H6M26S</meta:editing-duration>
    <meta:editing-cycles>12</meta:editing-cycles>
    <meta:generator>LibreOffice/6.0.7.3$Linux_X86_64 LibreOffice_project/00m0$Build-3</meta:generator>
    <dc:creator>Iain Johnston</dc:creator>
    <meta:document-statistic meta:table-count="2" meta:cell-count="1469" meta:object-count="0"/>
  </office:meta>
</office:document-meta>
</file>